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3f9e" officeooo:paragraph-rsid="001c3f9e" style:font-weight-asian="bold" style:font-weight-complex="bold"/>
    </style:style>
    <style:style style:name="P2" style:family="paragraph" style:parent-style-name="Standard">
      <style:text-properties fo:font-weight="normal" officeooo:rsid="001c3f9e" officeooo:paragraph-rsid="001c3f9e" style:font-weight-asian="normal" style:font-weight-complex="normal"/>
    </style:style>
    <style:style style:name="P3" style:family="paragraph" style:parent-style-name="Standard">
      <style:text-properties fo:font-weight="normal" officeooo:rsid="001e4a46" officeooo:paragraph-rsid="001e4a46" style:font-weight-asian="normal" style:font-weight-complex="normal"/>
    </style:style>
    <style:style style:name="P4" style:family="paragraph" style:parent-style-name="Standard">
      <style:text-properties fo:font-weight="normal" officeooo:rsid="001ed2b1" officeooo:paragraph-rsid="001ed2b1" style:font-weight-asian="normal" style:font-weight-complex="normal"/>
    </style:style>
    <style:style style:name="P5" style:family="paragraph" style:parent-style-name="Standard">
      <style:text-properties fo:font-weight="normal" officeooo:rsid="001ed2b1" officeooo:paragraph-rsid="001ed2b1" style:font-weight-asian="normal" style:font-weight-complex="normal"/>
    </style:style>
    <style:style style:name="P6" style:family="paragraph" style:parent-style-name="Standard">
      <style:text-properties fo:font-weight="normal" officeooo:rsid="00223e1a" officeooo:paragraph-rsid="00223e1a" style:font-weight-asian="normal" style:font-weight-complex="normal"/>
    </style:style>
    <style:style style:name="P7" style:family="paragraph" style:parent-style-name="Standard">
      <style:text-properties fo:font-weight="normal" officeooo:rsid="00234fb6" officeooo:paragraph-rsid="00234fb6" style:font-weight-asian="normal" style:font-weight-complex="normal"/>
    </style:style>
    <style:style style:name="P8" style:family="paragraph" style:parent-style-name="Standard">
      <style:text-properties fo:font-weight="normal" officeooo:rsid="0025e034" officeooo:paragraph-rsid="0025e034" style:font-weight-asian="normal" style:font-weight-complex="normal"/>
    </style:style>
    <style:style style:name="P9" style:family="paragraph" style:parent-style-name="Standard">
      <style:text-properties fo:font-weight="bold" officeooo:rsid="002062b2" officeooo:paragraph-rsid="002062b2" style:font-weight-asian="bold" style:font-weight-complex="bold"/>
    </style:style>
    <style:style style:name="P10" style:family="paragraph" style:parent-style-name="Standard">
      <style:text-properties fo:font-weight="bold" officeooo:rsid="00223e1a" officeooo:paragraph-rsid="00223e1a" style:font-weight-asian="bold" style:font-weight-complex="bold"/>
    </style:style>
    <style:style style:name="P11" style:family="paragraph" style:parent-style-name="Standard">
      <style:text-properties fo:font-weight="bold" officeooo:rsid="00234fb6" officeooo:paragraph-rsid="00234fb6" style:font-weight-asian="bold" style:font-weight-complex="bold"/>
    </style:style>
    <style:style style:name="P12" style:family="paragraph" style:parent-style-name="Standard">
      <style:text-properties fo:font-weight="bold" officeooo:rsid="0026e66d" officeooo:paragraph-rsid="0026e66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ching</text:p>
      <text:p text:style-name="P2"/>
      <text:p text:style-name="P3">Match each federal position with its place in the presedential succession.</text:p>
      <text:p text:style-name="P2"/>
      <text:p text:style-name="P4">First<text:tab/><text:tab/><text:tab/>Secretary of State</text:p>
      <text:p text:style-name="P4">Second<text:tab/><text:tab/>Pro Tempore</text:p>
      <text:p text:style-name="P4">Third<text:tab/><text:tab/><text:tab/>Speaker of the House</text:p>
      <text:p text:style-name="P4"/>
      <text:p text:style-name="P9">Multiple Choice</text:p>
      <text:p text:style-name="P9"/>
      <text:p text:style-name="P9"/>
      <text:p text:style-name="P9"><text:span text:style-name="T1">Select the best answer.</text:span></text:p>
      <text:p text:style-name="P9"/>
      <text:p text:style-name="P9"><text:span text:style-name="T1">The _____ votes on impeachment.</text:span></text:p>
      <text:p text:style-name="P9"/>
      <text:p text:style-name="P9"><text:span text:style-name="T1">A) The Senate</text:span></text:p>
      <text:p text:style-name="P9"><text:span text:style-name="T1">B) The Presidential Cabinet</text:span></text:p>
      <text:p text:style-name="P9"><text:span text:style-name="T1">C) State Legislatures</text:span></text:p>
      <text:p text:style-name="P9"><text:span text:style-name="T1">D) The House of Representatives</text:span></text:p>
      <text:p text:style-name="P9"/>
      <text:p text:style-name="P10"><text:span text:style-name="T1">Which of these is </text:span><text:span text:style-name="T2">not</text:span><text:span text:style-name="T3"> part</text:span><text:span text:style-name="T1"> of the Bill of Rights?</text:span></text:p>
      <text:p text:style-name="P10"/>
      <text:p text:style-name="P6">A) Right to Bear Arms</text:p>
      <text:p text:style-name="P10"><text:span text:style-name="T1">B) Universal Suffrage</text:span></text:p>
      <text:p text:style-name="P10"><text:span text:style-name="T1">C) Quartering Troops</text:span></text:p>
      <text:p text:style-name="P10"><text:span text:style-name="T1">D) Rights of the States</text:span></text:p>
      <text:p text:style-name="P10"/>
      <text:p text:style-name="P10"/>
      <text:p text:style-name="P11">Short Answer</text:p>
      <text:p text:style-name="P7"/>
      <text:p text:style-name="P7">Write 1-3 sentences answering the question.</text:p>
      <text:p text:style-name="P7"/>
      <text:p text:style-name="P7">Why were none of the members of the Constitutional Convention selected from the government?</text:p>
      <text:p text:style-name="P7"/>
      <text:p text:style-name="P8">What are some of the strengths and weaknesses of the Constitution, not including amendments?</text:p>
      <text:p text:style-name="P8"/>
      <text:p text:style-name="P8"/>
      <text:p text:style-name="P12">Essay Prompt</text:p>
      <text:p text:style-name="P12"/>
      <text:p text:style-name="P12"><text:span text:style-name="T1">Should filibustering be allowed? Why or why no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03:42:19.894176669</meta:creation-date>
    <meta:editing-duration>PT2H12M3S</meta:editing-duration>
    <meta:editing-cycles>6</meta:editing-cycles>
    <meta:generator>LibreOffice/4.3.2.2.0$Linux_X86_64 LibreOffice_project/430m0$Build-2</meta:generator>
    <dc:date>2014-11-01T05:17:32.019188736</dc:date>
    <meta:document-statistic meta:table-count="0" meta:image-count="0" meta:object-count="0" meta:page-count="1" meta:paragraph-count="23" meta:word-count="123" meta:character-count="748" meta:non-whitespace-character-count="643"/>
  </office:meta>
</office:document-meta>
</file>